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9_11-18-34_000.jpg</text:p>
          </table:table-cell>
          <table:table-cell table:style-name="ce19" office:value-type="string">
            <text:p>:PHOTO 記録用 / @自室前：ベランダ / target=種（たね） occasion=種を植えた species=パセリ；ルッコラ,id=2021-07-19_11-18-34_000.jpg</text:p>
          </table:table-cell>
          <table:table-cell table:style-name="ce4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2]=&quot;&quot;;[.C2];CONCATENATE([.C2];&quot; / &quot;;[.E2]))" office:value-type="string" office:string-value=":PHOTO 記録用 / @自室前：ベランダ / target=種（たね） occasion=種を植えた species=パセリ；ルッコラ,id=2021-07-19_11-18-34_000.jpg">
            <text:p>:PHOTO 記録用 / @自室前：ベランダ / target=種（たね） occasion=種を植えた species=パセリ；ルッコラ,id=2021-07-19_11-18-34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9_13-35-26_000.jpg</text:p>
          </table:table-cell>
          <table:table-cell table:style-name="ce4" office:value-type="string">
            <text:p>:m #*# RES / JVEMV6 64#118_-- / 『不干斎ハビアン』 著者=釈徹宗 / p.252 / w:~,topic:参考文献</text:p>
          </table:table-cell>
          <table:table-cell table:style-name="ce4"/>
          <table:table-cell table:style-name="ce4"/>
          <table:table-cell table:style-name="ce4" office:value-type="string">
            <text:p>N-35-35-24.0 E-139-34-55.0</text:p>
          </table:table-cell>
          <table:table-cell table:style-name="ce38" table:formula="of:=IF([.E3]=&quot;&quot;;[.C3];CONCATENATE([.C3];&quot; / &quot;;[.E3]))" office:value-type="string" office:string-value=":m #*# RES / JVEMV6 64#118_-- / 『不干斎ハビアン』 著者=釈徹宗 / p.252 / w:~,topic:参考文献">
            <text:p>:m #*# RES / JVEMV6 64#118_-- / 『不干斎ハビアン』 著者=釈徹宗 / p.252 / w:~,topic:参考文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19_13-35-37_000.jpg</text:p>
          </table:table-cell>
          <table:table-cell table:style-name="ce4" office:value-type="string">
            <text:p>:m #*# RES / JVEMV6 64#118_-- / 『不干斎ハビアン』 著者=釈徹宗 / p.254 / w:~,topic:参考文献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4]=&quot;&quot;;[.C4];CONCATENATE([.C4];&quot; / &quot;;[.E4]))" office:value-type="string" office:string-value=":m #*# RES / JVEMV6 64#118_-- / 『不干斎ハビアン』 著者=釈徹宗 / p.254 / w:~,topic:参考文献">
            <text:p>:m #*# RES / JVEMV6 64#118_-- / 『不干斎ハビアン』 著者=釈徹宗 / p.254 / w:~,topic:参考文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19_13-37-05_000.jpg</text:p>
          </table:table-cell>
          <table:table-cell table:style-name="ce19" office:value-type="string">
            <text:p>:bookmemo / 読んだ本 / 『音楽で脳はここまで再生する』 / 著者=奥村歩；佐々木久夫、構成・編 / 途中 ここまで</text:p>
          </table:table-cell>
          <table:table-cell table:style-name="ce20"/>
          <table:table-cell table:style-name="ce4"/>
          <table:table-cell table:style-name="ce4" office:value-type="string">
            <text:p>N-35-35-22.984313 E-139-34-49.654541</text:p>
          </table:table-cell>
          <table:table-cell table:style-name="ce38" table:formula="of:=IF([.E5]=&quot;&quot;;[.C5];CONCATENATE([.C5];&quot; / &quot;;[.E5]))" office:value-type="string" office:string-value=":bookmemo / 読んだ本 / 『音楽で脳はここまで再生する』 / 著者=奥村歩；佐々木久夫、構成・編 / 途中 ここまで">
            <text:p>:bookmemo / 読んだ本 / 『音楽で脳はここまで再生する』 / 著者=奥村歩；佐々木久夫、構成・編 / 途中 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19_13-37-14_000.jpg</text:p>
          </table:table-cell>
          <table:table-cell table:style-name="ce19" office:value-type="string">
            <text:p>:bookmemo / 読んだ本 / 『音楽で脳はここまで再生する』 / 著者=奥村歩；佐々木久夫、構成・編 / 途中</text:p>
          </table:table-cell>
          <table:table-cell table:style-name="ce19"/>
          <table:table-cell table:style-name="ce4"/>
          <table:table-cell table:style-name="ce4" office:value-type="string">
            <text:p>N-35-35-22.984313 E-139-34-49.654541</text:p>
          </table:table-cell>
          <table:table-cell table:style-name="ce38" table:formula="of:=IF([.E6]=&quot;&quot;;[.C6];CONCATENATE([.C6];&quot; / &quot;;[.E6]))" office:value-type="string" office:string-value=":bookmemo / 読んだ本 / 『音楽で脳はここまで再生する』 / 著者=奥村歩；佐々木久夫、構成・編 / 途中">
            <text:p>:bookmemo / 読んだ本 / 『音楽で脳はここまで再生する』 / 著者=奥村歩；佐々木久夫、構成・編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19_13-37-25_000.jpg</text:p>
          </table:table-cell>
          <table:table-cell table:style-name="ce19" office:value-type="string">
            <text:p>:bookmemo / 読んだ本 / 『不干斎ハビアン』 / 著者=釈徹宗</text:p>
          </table:table-cell>
          <table:table-cell table:style-name="ce19"/>
          <table:table-cell table:style-name="ce4"/>
          <table:table-cell table:style-name="ce4" office:value-type="string">
            <text:p>N-35-35-23.506164 E-139-34-51.577148</text:p>
          </table:table-cell>
          <table:table-cell table:style-name="ce38" table:formula="of:=IF([.E7]=&quot;&quot;;[.C7];CONCATENATE([.C7];&quot; / &quot;;[.E7]))" office:value-type="string" office:string-value=":bookmemo / 読んだ本 / 『不干斎ハビアン』 / 著者=釈徹宗">
            <text:p>:bookmemo / 読んだ本 / 『不干斎ハビアン』 / 著者=釈徹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19_13-38-05_000.jpg</text:p>
          </table:table-cell>
          <table:table-cell table:style-name="ce17" office:value-type="string">
            <text:p>:bookmemo / 読んだ本 / 『わがいのち月明に燃ゆ』 / 著者=林尹夫 / 途中</text:p>
          </table:table-cell>
          <table:table-cell table:style-name="ce17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8]=&quot;&quot;;[.C8];CONCATENATE([.C8];&quot; / &quot;;[.E8]))" office:value-type="string" office:string-value=":bookmemo / 読んだ本 / 『わがいのち月明に燃ゆ』 / 著者=林尹夫 / 途中">
            <text:p>:bookmemo / 読んだ本 / 『わがいのち月明に燃ゆ』 / 著者=林尹夫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9_13-38-26_000.jpg</text:p>
          </table:table-cell>
          <table:table-cell table:style-name="ce20" office:value-type="string">
            <text:p>:bookmemo / 読んだ本 / 『指ヨガ呼吸法』 / 著者=龍村修 / 途中 ここまで</text:p>
          </table:table-cell>
          <table:table-cell table:style-name="ce17"/>
          <table:table-cell table:style-name="ce4"/>
          <table:table-cell table:style-name="ce4" office:value-type="string">
            <text:p>N-35-35-22.998046 E-139-34-49.434814</text:p>
          </table:table-cell>
          <table:table-cell table:style-name="ce38" table:formula="of:=IF([.E9]=&quot;&quot;;[.C9];CONCATENATE([.C9];&quot; / &quot;;[.E9]))" office:value-type="string" office:string-value=":bookmemo / 読んだ本 / 『指ヨガ呼吸法』 / 著者=龍村修 / 途中 ここまで">
            <text:p>:bookmemo / 読んだ本 / 『指ヨガ呼吸法』 / 著者=龍村修 / 途中 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9_13-38-36_000.jpg</text:p>
          </table:table-cell>
          <table:table-cell table:style-name="ce20" office:value-type="string">
            <text:p>:bookmemo / 読んだ本 / 『指ヨガ呼吸法』 / 著者=龍村修 / 途中</text:p>
          </table:table-cell>
          <table:table-cell table:style-name="ce18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10]=&quot;&quot;;[.C10];CONCATENATE([.C10];&quot; / &quot;;[.E10]))" office:value-type="string" office:string-value=":bookmemo / 読んだ本 / 『指ヨガ呼吸法』 / 著者=龍村修 / 途中">
            <text:p>:bookmemo / 読んだ本 / 『指ヨガ呼吸法』 / 著者=龍村修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19_13-39-17_000.jpg</text:p>
          </table:table-cell>
          <table:table-cell table:style-name="ce18" office:value-type="string">
            <text:p>:bookmemo / 読んだ本 / 『吉田満著作集　下巻』 / 著者=吉田満 / 途中 ここまで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11]=&quot;&quot;;[.C11];CONCATENATE([.C11];&quot; / &quot;;[.E11]))" office:value-type="string" office:string-value=":bookmemo / 読んだ本 / 『吉田満著作集　下巻』 / 著者=吉田満 / 途中 ここまで">
            <text:p>:bookmemo / 読んだ本 / 『吉田満著作集　下巻』 / 著者=吉田満 / 途中 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19_13-40-02_000.jpg</text:p>
          </table:table-cell>
          <table:table-cell table:style-name="ce18" office:value-type="string">
            <text:p>:bookmemo / 読んだ本 / 『吉田満著作集　下巻』 / 著者=吉田満 / 途中</text:p>
          </table:table-cell>
          <table:table-cell table:style-name="ce17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12]=&quot;&quot;;[.C12];CONCATENATE([.C12];&quot; / &quot;;[.E12]))" office:value-type="string" office:string-value=":bookmemo / 読んだ本 / 『吉田満著作集　下巻』 / 著者=吉田満 / 途中">
            <text:p>:bookmemo / 読んだ本 / 『吉田満著作集　下巻』 / 著者=吉田満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19_16-26-02_000.jpg</text:p>
          </table:table-cell>
          <table:table-cell table:style-name="ce17" office:value-type="string">
            <text:p>:m RES 1*2 / free# JVEMV6 68#_43 / 68. theoretical-physics(tp) / w=(r-&gt;x(V-&gt;)),topics=~,other=orig+,s=~,i=~,doc=r-4-1~6#</text:p>
          </table:table-cell>
          <table:table-cell table:style-name="ce20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13]=&quot;&quot;;[.C13];CONCATENATE([.C13];&quot; / &quot;;[.E13]))" office:value-type="string" office:string-value=":m RES 1*2 / free# JVEMV6 68#_43 / 68. theoretical-physics(tp) / w=(r-&gt;x(V-&gt;)),topics=~,other=orig+,s=~,i=~,doc=r-4-1~6#">
            <text:p>:m RES 1*2 / free# JVEMV6 68#_43 / 68. theoretical-physics(tp) / w=(r-&gt;x(V-&gt;)),topics=~,other=orig+,s=~,i=~,doc=r-4-1~6#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19_16-26-23_000.jpg</text:p>
          </table:table-cell>
          <table:table-cell table:style-name="ce20" office:value-type="string">
            <text:p>:m RES 2*2 / free# JVEMV6 68#_43 / 68. theoretical-physics(tp) / w=半群；モノイド,topics=~,other=orig+,s=~,i=~,doc=r-4-1~7</text:p>
          </table:table-cell>
          <table:table-cell table:style-name="ce8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14]=&quot;&quot;;[.C14];CONCATENATE([.C14];&quot; / &quot;;[.E14]))" office:value-type="string" office:string-value=":m RES 2*2 / free# JVEMV6 68#_43 / 68. theoretical-physics(tp) / w=半群；モノイド,topics=~,other=orig+,s=~,i=~,doc=r-4-1~7">
            <text:p>:m RES 2*2 / free# JVEMV6 68#_43 / 68. theoretical-physics(tp) / w=半群；モノイド,topics=~,other=orig+,s=~,i=~,doc=r-4-1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19_17-17-32_000.jpg</text:p>
          </table:table-cell>
          <table:table-cell table:style-name="ce20" office:value-type="string">
            <text:p>-*</text:p>
          </table:table-cell>
          <table:table-cell table:style-name="ce8"/>
          <table:table-cell table:style-name="ce4"/>
          <table:table-cell table:style-name="ce4" office:value-type="string">
            <text:p>N-35-35-24.563598 E-139-34-55.257568</text:p>
          </table:table-cell>
          <table:table-cell table:style-name="ce38" table:formula="of:=IF([.E15]=&quot;&quot;;[.C15];CONCATENATE([.C15];&quot; / &quot;;[.E15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19_20-52-37_000.jpg</text:p>
          </table:table-cell>
          <table:table-cell table:style-name="ce20" office:value-type="string">
            <text:p>:m 食べた物</text:p>
          </table:table-cell>
          <table:table-cell table:style-name="ce8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20_02-13-26_000.jpg</text:p>
          </table:table-cell>
          <table:table-cell table:style-name="ce19" office:value-type="string">
            <text:p>:m :PHOTO 寝た時刻 / 2020 / オナニー、未了、0:06ぐらい</text:p>
          </table:table-cell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PHOTO 寝た時刻 / 2020 / オナニー、未了、0:06ぐらい">
            <text:p>:m :PHOTO 寝た時刻 / 2020 / オナニー、未了、0:06ぐら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7-20_07-37-17_000.jpg</text:p>
          </table:table-cell>
          <table:table-cell table:style-name="ce17" office:value-type="string">
            <text:p>:m :PHOTO 起きた時刻 / 2021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18]=&quot;&quot;;[.C18];CONCATENATE([.C18];&quot; / &quot;;[.E18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7-20_07-38-37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6-0.365295 E-139-35-3.057861</text:p>
          </table:table-cell>
          <table:table-cell table:style-name="ce38" table:formula="of:=IF([.E19]=&quot;&quot;;[.C19];CONCATENATE([.C19];&quot; / &quot;;[.E1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20_08-03-17_000.jpg</text:p>
          </table:table-cell>
          <table:table-cell table:style-name="ce19" office:value-type="string">
            <text:p>:m :lets / action activity / やること / genre=創作について / content=「資本主義田楽」、創作しよう</text:p>
          </table:table-cell>
          <table:table-cell table:style-name="ce19"/>
          <table:table-cell table:style-name="ce4"/>
          <table:table-cell table:style-name="ce4" office:value-type="string">
            <text:p>N-35-35-26.472473 E-139-34-49.105224</text:p>
          </table:table-cell>
          <table:table-cell table:style-name="ce38" table:formula="of:=IF([.E20]=&quot;&quot;;[.C20];CONCATENATE([.C20];&quot; / &quot;;[.E20]))" office:value-type="string" office:string-value=":m :lets / action activity / やること / genre=創作について / content=「資本主義田楽」、創作しよう">
            <text:p>:m :lets / action activity / やること / genre=創作について / content=「資本主義田楽」、創作しよ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0 / オナニー、未了、0:06ぐらい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2021/07/20</text:date>, <text:time>09:1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20T09:13:01.09</dc:date>
    <dc:creator>iwabuchi ken</dc:creator>
    <meta:editing-duration>P35DT5H37M12S</meta:editing-duration>
    <meta:editing-cycles>12964</meta:editing-cycles>
    <meta:document-statistic meta:table-count="1" meta:cell-count="380" meta:object-count="0"/>
  </office:meta>
</office:document-meta>
</file>